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avaSamplerClient.getDefaul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amplerClien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amplerClient.setupTest( JavaSampl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amplerClient.teardownTest( JavaSampl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